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19a08f" officeooo:paragraph-rsid="0019a08f"/>
    </style:style>
    <style:style style:name="P2" style:family="paragraph" style:parent-style-name="Preformatted_20_Text">
      <style:text-properties officeooo:rsid="001b9200" officeooo:paragraph-rsid="001b9200"/>
    </style:style>
    <style:style style:name="P3" style:family="paragraph" style:parent-style-name="Preformatted_20_Text">
      <style:text-properties officeooo:rsid="001dad7c" officeooo:paragraph-rsid="001dad7c"/>
    </style:style>
    <style:style style:name="T1" style:family="text">
      <style:text-properties officeooo:rsid="001b9200"/>
    </style:style>
    <style:style style:name="T2" style:family="text">
      <style:text-properties officeooo:rsid="001bb61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text:tab/>Finding nearly any property of a matrix can be done in most programs. MatLab, FORTRAN, and the majority of major higher-level libraries, to name a few. It can be useful to use these instead of doing the work by hand, but my goal was to more deeply understand the logic behind these operations, so I wanted to make my own methods for performing these operations. <text:span text:style-name="T1">I also wanted to optimize my code for readability, not speed, since speed seems to be the focus of the above mentioned programs. Therefore, I wrote in an interpreted language, Python. </text:span></text:p>
      <text:p text:style-name="P2"/>
      <text:p text:style-name="P2">Body of Work:</text:p>
      <text:p text:style-name="P2"><text:tab/>I started my work by creating a Matrix object. It could take multiple types of inputs and analyze them to decide what the matrix should be. It would also analyze the matrix for errors, such as being non-rectangular. It would also add properties of numRows and numCols, which correlate to the number of rows and columns respectively. The analysis of the input matrix was difficult, but it was not reliant on linear algebra, so I will skip past that part. I then added methods that would make future methods easier. I had a getDiagonalVals method, which returns a list of diagonal values from the top-left going down and to the right. I also had a transpose method which would return the transpose of the matrix. Additionally, I had methods for isDiagonal, isUpperTriangular, and isLowerTriangular. Next came the difficult parts. I have a getREF function which returns the row eschelon form of the matrix. This method has a few steps; first, it would rearrange the matrix so that the most leading zeroes are at the bottom. Then, I would iterate over each row below an iteration of each row, so that I could simplify from top to bottom. Thanks to my step of rearranging the leading zeroes, I can be assured that the matrix will end up in row eschelon form. Next, I made a method that would return the reduced row eschelon form of a matrix in a creative manner; I would first get the row eschelon form of the matrix, then I would create a version of that matrix that is “flip flopped”; that is, is rotated horizontally and diagonally, and then use the row eschelon form of that, then flip it back. Then, I would take the row eschelon form again, which would move any non-zero non-diagonal values to above the diagonal, rather than below. Finally, I would divide each row’s elements by the first element, making the first elements all zero, <text:span text:style-name="T2">which first all the requirements for reduced row eschelon form. Next, I have a method which returns the determinant of the matrix. By </text:span>recursively reducing the matrix until I can take the determinant of a single element, <text:span text:style-name="T2">I can get the determinants of larger matrices. I had originally tested certain things first, such as if the matrix is triangular so that calculations would be faster, but decided that if readability is what I was going for, optimizations like that would only hurt my goal. The next methods I added were space methods; row space, column space, and null space. Row space was simple; just get the rows of the matrix in reduced row eschelon form without rows of all zero. Column space was also easy, since it was just the row (column) space of the transpose. The null space was far more difficult; I first had to create a method which would solve for the vector solutions in a matrix equation, which was my most difficult method. This involved creating my own arithmetic system, which was incredibly difficult. However, once I was done with that, I could just solve for a zero vector to get the null space. </text:span></text:p>
      <text:p text:style-name="P3"/>
      <text:p text:style-name="P3">Conclusions:</text:p>
      <text:p text:style-name="P3"><text:tab/>My code is clearly not the most efficient. However, I believe that it could help computer scientists better understand the processes involved in these properties, making it a success. </text:p>
      <text:p text:style-name="P3"/>
      <text:p text:style-name="P3">References:</text:p>
      <text:p text:style-name="P3"><text:tab/>No out of class works were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2T13:03:21.966000000</dc:date>
    <meta:editing-duration>PT26M24S</meta:editing-duration>
    <meta:editing-cycles>4</meta:editing-cycles>
    <meta:generator>LibreOffice/5.4.3.2$Windows_X86_64 LibreOffice_project/92a7159f7e4af62137622921e809f8546db437e5</meta:generator>
    <meta:document-statistic meta:table-count="0" meta:image-count="0" meta:object-count="0" meta:page-count="1" meta:paragraph-count="8" meta:word-count="660" meta:character-count="3774" meta:non-whitespace-character-count="3115"/>
  </office:meta>
</office:document-meta>
</file>